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T1" style:family="text">
      <style:text-properties officeooo:rsid="0001d8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Brute frappe fort et <text:span text:style-name="T1">assomme.</text:span> Elle peut prendre son temps pour porter son meilleur coup, ou balancer son arme autour pour taper tout ce qui se trouve autour. Si elle <text:span text:style-name="T1">s’énerve</text:span>, elle ne <text:span text:style-name="T1">connaît</text:span> plus la fatigue.</text:p>
      <text:p text:style-name="P1">En plus de soigner les autres, le médecin utilise son savoir pour faire connaître une mort lente à ses adversaires. S'il arrose l'équipage de rhum, personne n'aura plus à s'occuper de leur santé.</text:p>
      <text:p text:style-name="P1">Sans cuistot, l'équipage n'aura pas le moral. Si l'équipage se sent protégé et encouragé grâce à ses mots et sa nourriture. <text:span text:style-name="T1">De plus</text:span>, lorsqu'il promet des festins, l'équipage se bat comme jamais.</text:p>
      <text:p text:style-name="P1">Le flibustier vise juste. S'il vise bien, il peut réduire ses ennemis en poudre. Il peut aussi se protéger derrière des mécanismes <text:span text:style-name="T1">intelligent</text:span>, ou utiliser sa poudre dans des explosions dévastatrices.</text:p>
      <text:p text:style-name="P1"><text:span text:style-name="T1">L’escroc</text:span> détruit le moral des adversaires. Il vole leur argent et ses insultes constantes les empêchent de se battre correctement. Si le combat sent le roussi, <text:span text:style-name="T1">l’escroc</text:span> peut faire fuir tout l'équi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3T13:23:18.608000000</dc:date>
    <meta:editing-duration>PT25S</meta:editing-duration>
    <meta:editing-cycles>1</meta:editing-cycles>
    <meta:document-statistic meta:table-count="0" meta:image-count="0" meta:object-count="0" meta:page-count="1" meta:paragraph-count="5" meta:word-count="166" meta:character-count="1001" meta:non-whitespace-character-count="840"/>
    <meta:generator>LibreOffice/6.1.2.1$Windows_X86_64 LibreOffice_project/65905a128db06ba48db947242809d14d3f9a93fe</meta:generator>
  </office:meta>
</office:document-meta>
</file>